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0pt"/>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6.4776in" svg:y="0.522in" draw:control="control1"/>
        </table:shapes>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float" office:value="20210405" calcext:value-type="float">
            <text:p>20210405</text:p>
          </table:table-cell>
          <table:table-cell office:value-type="string" calcext:value-type="string">
            <text:p>Test5</text:p>
          </table:table-cell>
          <table:table-cell office:value-type="string" calcext:value-type="string">
            <text:p>_</text:p>
          </table:table-cell>
          <table:table-cell office:value-type="float" office:value="4" calcext:value-type="float">
            <text:p>4</text:p>
          </table:table-cell>
          <table:table-cell/>
          <table:table-cell office:value-type="string" calcext:value-type="string">
            <text:p>Asset sum</text:p>
          </table:table-cell>
          <table:table-cell table:style-name="ce2" office:value-type="float" office:value="50.09" calcext:value-type="float">
            <text:p>50.09</text:p>
          </table:table-cell>
        </table:table-row>
        <table:table-row table:style-name="ro1">
          <table:table-cell office:value-type="float" office:value="20230102" calcext:value-type="float">
            <text:p>20230102</text:p>
          </table:table-cell>
          <table:table-cell office:value-type="string" calcext:value-type="string">
            <text:p>Test2</text:p>
          </table:table-cell>
          <table:table-cell office:value-type="float" office:value="0" calcext:value-type="float">
            <text:p>0</text:p>
          </table:table-cell>
          <table:table-cell office:value-type="string" calcext:value-type="string">
            <text:p>_</text:p>
          </table:table-cell>
          <table:table-cell/>
          <table:table-cell office:value-type="string" calcext:value-type="string">
            <text:p>Passive sum</text:p>
          </table:table-cell>
          <table:table-cell table:style-name="ce2" office:value-type="float" office:value="-27.12" calcext:value-type="float">
            <text:p>-27.12</text:p>
          </table:table-cell>
        </table:table-row>
        <table:table-row table:style-name="ro1">
          <table:table-cell office:value-type="float" office:value="20230102" calcext:value-type="float">
            <text:p>20230102</text:p>
          </table:table-cell>
          <table:table-cell office:value-type="string" calcext:value-type="string">
            <text:p>Test7</text:p>
          </table:table-cell>
          <table:table-cell office:value-type="string" calcext:value-type="string">
            <text:p>_</text:p>
          </table:table-cell>
          <table:table-cell office:value-type="float" office:value="1" calcext:value-type="float">
            <text:p>1</text:p>
          </table:table-cell>
          <table:table-cell/>
          <table:table-cell office:value-type="string" calcext:value-type="string">
            <text:p><text:s/></text:p>
          </table:table-cell>
          <table:table-cell/>
        </table:table-row>
        <table:table-row table:style-name="ro1">
          <table:table-cell office:value-type="float" office:value="20230103" calcext:value-type="float">
            <text:p>20230103</text:p>
          </table:table-cell>
          <table:table-cell office:value-type="string" calcext:value-type="string">
            <text:p>Test3</text:p>
          </table:table-cell>
          <table:table-cell office:value-type="float" office:value="1.3" calcext:value-type="float">
            <text:p>1.3</text:p>
          </table:table-cell>
          <table:table-cell office:value-type="string" calcext:value-type="string">
            <text:p>_</text:p>
          </table:table-cell>
          <table:table-cell/>
          <table:table-cell office:value-type="string" calcext:value-type="string">
            <text:p>Sums</text:p>
          </table:table-cell>
          <table:table-cell table:style-name="ce2" office:value-type="float" office:value="22.97" calcext:value-type="float">
            <text:p>22.97</text:p>
          </table:table-cell>
        </table:table-row>
        <table:table-row table:style-name="ro1">
          <table:table-cell office:value-type="float" office:value="20230103" calcext:value-type="float">
            <text:p>20230103</text:p>
          </table:table-cell>
          <table:table-cell office:value-type="string" calcext:value-type="string">
            <text:p>Test8</text:p>
          </table:table-cell>
          <table:table-cell office:value-type="float" office:value="14.56" calcext:value-type="float">
            <text:p>14.56</text:p>
          </table:table-cell>
          <table:table-cell office:value-type="string" calcext:value-type="string">
            <text:p>_</text:p>
          </table:table-cell>
          <table:table-cell table:number-columns-repeated="3"/>
        </table:table-row>
        <table:table-row table:style-name="ro1">
          <table:table-cell office:value-type="float" office:value="20230104" calcext:value-type="float">
            <text:p>20230104</text:p>
          </table:table-cell>
          <table:table-cell office:value-type="string" calcext:value-type="string">
            <text:p>Test9</text:p>
          </table:table-cell>
          <table:table-cell office:value-type="string" calcext:value-type="string">
            <text:p>_</text:p>
          </table:table-cell>
          <table:table-cell office:value-type="float" office:value="1" calcext:value-type="float">
            <text:p>1</text:p>
          </table:table-cell>
          <table:table-cell table:number-columns-repeated="3"/>
        </table:table-row>
        <table:table-row table:style-name="ro1">
          <table:table-cell office:value-type="float" office:value="20230105" calcext:value-type="float">
            <text:p>20230105</text:p>
          </table:table-cell>
          <table:table-cell office:value-type="string" calcext:value-type="string">
            <text:p>Test5</text:p>
          </table:table-cell>
          <table:table-cell office:value-type="string" calcext:value-type="string">
            <text:p>_</text:p>
          </table:table-cell>
          <table:table-cell office:value-type="float" office:value="12" calcext:value-type="float">
            <text:p>12</text:p>
          </table:table-cell>
          <table:table-cell table:number-columns-repeated="3"/>
        </table:table-row>
        <table:table-row table:style-name="ro1">
          <table:table-cell office:value-type="float" office:value="20230105" calcext:value-type="float">
            <text:p>20230105</text:p>
          </table:table-cell>
          <table:table-cell office:value-type="string" calcext:value-type="string">
            <text:p>Test10</text:p>
          </table:table-cell>
          <table:table-cell office:value-type="float" office:value="3" calcext:value-type="float">
            <text:p>3</text:p>
          </table:table-cell>
          <table:table-cell office:value-type="string" calcext:value-type="string">
            <text:p>_</text:p>
          </table:table-cell>
          <table:table-cell table:number-columns-repeated="3"/>
        </table:table-row>
        <table:table-row table:style-name="ro1">
          <table:table-cell office:value-type="float" office:value="20230301" calcext:value-type="float">
            <text:p>20230301</text:p>
          </table:table-cell>
          <table:table-cell office:value-type="string" calcext:value-type="string">
            <text:p>Test6</text:p>
          </table:table-cell>
          <table:table-cell office:value-type="float" office:value="12" calcext:value-type="float">
            <text:p>12</text:p>
          </table:table-cell>
          <table:table-cell office:value-type="string" calcext:value-type="string">
            <text:p>_</text:p>
          </table:table-cell>
          <table:table-cell table:number-columns-repeated="3"/>
        </table:table-row>
        <table:table-row table:style-name="ro1">
          <table:table-cell office:value-type="float" office:value="20230304" calcext:value-type="float">
            <text:p>20230304</text:p>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text:s/></text:p>
          </table:table-cell>
          <table:table-cell/>
        </table:table-row>
        <table:table-row table:style-name="ro1">
          <table:table-cell office:value-type="float" office:value="20230401" calcext:value-type="float">
            <text:p>20230401</text:p>
          </table:table-cell>
          <table:table-cell office:value-type="string" calcext:value-type="string">
            <text:p>Test1</text:p>
          </table:table-cell>
          <table:table-cell office:value-type="float" office:value="18.23" calcext:value-type="float">
            <text:p>18.23</text:p>
          </table:table-cell>
          <table:table-cell office:value-type="string" calcext:value-type="string">
            <text:p>_</text:p>
          </table:table-cell>
          <table:table-cell table:number-columns-repeated="3"/>
        </table:table-row>
        <table:table-row table:style-name="ro1">
          <table:table-cell office:value-type="float" office:value="20230402" calcext:value-type="float">
            <text:p>20230402</text:p>
          </table:table-cell>
          <table:table-cell office:value-type="string" calcext:value-type="string">
            <text:p>Test2</text:p>
          </table:table-cell>
          <table:table-cell office:value-type="string" calcext:value-type="string">
            <text:p>_</text:p>
          </table:table-cell>
          <table:table-cell office:value-type="float" office:value="1" calcext:value-type="float">
            <text:p>1</text:p>
          </table:table-cell>
          <table:table-cell table:number-columns-repeated="3"/>
        </table:table-row>
        <table:table-row table:style-name="ro1">
          <table:table-cell office:value-type="float" office:value="20230403" calcext:value-type="float">
            <text:p>20230403</text:p>
          </table:table-cell>
          <table:table-cell office:value-type="string" calcext:value-type="string">
            <text:p>Test3</text:p>
          </table:table-cell>
          <table:table-cell office:value-type="float" office:value="1" calcext:value-type="float">
            <text:p>1</text:p>
          </table:table-cell>
          <table:table-cell office:value-type="string" calcext:value-type="string">
            <text:p>_</text:p>
          </table:table-cell>
          <table:table-cell table:number-columns-repeated="3"/>
        </table:table-row>
        <table:table-row table:style-name="ro1">
          <table:table-cell office:value-type="float" office:value="20231204" calcext:value-type="float">
            <text:p>20231204</text:p>
          </table:table-cell>
          <table:table-cell office:value-type="string" calcext:value-type="string">
            <text:p>Test4</text:p>
          </table:table-cell>
          <table:table-cell office:value-type="string" calcext:value-type="string">
            <text:p>_</text:p>
          </table:table-cell>
          <table:table-cell office:value-type="float" office:value="3" calcext:value-type="float">
            <text:p>3</text:p>
          </table:table-cell>
          <table:table-cell table:number-columns-repeated="3"/>
        </table:table-row>
        <table:table-row table:style-name="ro1">
          <table:table-cell table:number-columns-repeated="7"/>
        </table:table-row>
        <table:table-row table:style-name="ro1">
          <table:table-cell table:number-columns-repeated="5"/>
          <table:table-cell office:value-type="string" calcext:value-type="string">
            <text:p><text:s/></text:p>
          </table:table-cell>
          <table:table-cell/>
        </table:table-row>
      </table:table>
      <table:table table:name="Sheet2"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float" office:value="20230401" calcext:value-type="float">
            <text:p>20230401</text:p>
          </table:table-cell>
          <table:table-cell office:value-type="string" calcext:value-type="string">
            <text:p>Test1</text:p>
          </table:table-cell>
          <table:table-cell office:value-type="float" office:value="38.23" calcext:value-type="float">
            <text:p>38.23</text:p>
          </table:table-cell>
          <table:table-cell office:value-type="string" calcext:value-type="string">
            <text:p>_</text:p>
          </table:table-cell>
          <table:table-cell/>
          <table:table-cell office:value-type="string" calcext:value-type="string">
            <text:p>Asset sum</text:p>
          </table:table-cell>
          <table:table-cell table:style-name="ce2" office:value-type="float" office:value="76.19" calcext:value-type="float">
            <text:p>76.19</text:p>
          </table:table-cell>
        </table:table-row>
        <table:table-row table:style-name="ro1">
          <table:table-cell office:value-type="float" office:value="20230102" calcext:value-type="float">
            <text:p>20230102</text:p>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8.12" calcext:value-type="float">
            <text:p>-18.12</text:p>
          </table:table-cell>
        </table:table-row>
        <table:table-row table:style-name="ro1">
          <table:table-cell office:value-type="float" office:value="20230103" calcext:value-type="float">
            <text:p>20230103</text:p>
          </table:table-cell>
          <table:table-cell office:value-type="string" calcext:value-type="string">
            <text:p>Test3</text:p>
          </table:table-cell>
          <table:table-cell office:value-type="float" office:value="1.3" calcext:value-type="float">
            <text:p>1.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office:value-type="float" office:value="20230104" calcext:value-type="float">
            <text:p>20230104</text:p>
          </table:table-cell>
          <table:table-cell office:value-type="string" calcext:value-type="string">
            <text:p>Test4</text:p>
          </table:table-cell>
          <table:table-cell office:value-type="string" calcext:value-type="string">
            <text:p>_</text:p>
          </table:table-cell>
          <table:table-cell office:value-type="float" office:value="15.12" calcext:value-type="float">
            <text:p>15.12</text:p>
          </table:table-cell>
          <table:table-cell/>
          <table:table-cell office:value-type="string" calcext:value-type="string">
            <text:p>Sums</text:p>
          </table:table-cell>
          <table:table-cell table:style-name="ce2" office:value-type="float" office:value="58.07" calcext:value-type="float">
            <text:p>58.07</text:p>
          </table:table-cell>
        </table:table-row>
        <table:table-row table:style-name="ro1">
          <table:table-cell office:value-type="float" office:value="20230105" calcext:value-type="float">
            <text:p>20230105</text:p>
          </table:table-cell>
          <table:table-cell office:value-type="string" calcext:value-type="string">
            <text:p>Test5</text:p>
          </table:table-cell>
          <table:table-cell table:number-columns-repeated="2" office:value-type="string" calcext:value-type="string">
            <text:p>_</text:p>
          </table:table-cell>
          <table:table-cell table:number-columns-repeated="3"/>
        </table:table-row>
        <table:table-row table:style-name="ro1">
          <table:table-cell office:value-type="float" office:value="20230301" calcext:value-type="float">
            <text:p>20230301</text:p>
          </table:table-cell>
          <table:table-cell office:value-type="string" calcext:value-type="string">
            <text:p>Test6</text:p>
          </table:table-cell>
          <table:table-cell office:value-type="float" office:value="12" calcext:value-type="float">
            <text:p>12</text:p>
          </table:table-cell>
          <table:table-cell office:value-type="string" calcext:value-type="string">
            <text:p>_</text:p>
          </table:table-cell>
          <table:table-cell table:number-columns-repeated="3"/>
        </table:table-row>
        <table:table-row table:style-name="ro1">
          <table:table-cell office:value-type="float" office:value="20230102" calcext:value-type="float">
            <text:p>20230102</text:p>
          </table:table-cell>
          <table:table-cell office:value-type="string" calcext:value-type="string">
            <text:p>Test7</text:p>
          </table:table-cell>
          <table:table-cell office:value-type="float" office:value="5.1" calcext:value-type="float">
            <text:p>5.1</text:p>
          </table:table-cell>
          <table:table-cell office:value-type="string" calcext:value-type="string">
            <text:p>_</text:p>
          </table:table-cell>
          <table:table-cell table:number-columns-repeated="3"/>
        </table:table-row>
        <table:table-row table:style-name="ro1">
          <table:table-cell office:value-type="float" office:value="20230103" calcext:value-type="float">
            <text:p>20230103</text:p>
          </table:table-cell>
          <table:table-cell office:value-type="string" calcext:value-type="string">
            <text:p>Test8</text:p>
          </table:table-cell>
          <table:table-cell office:value-type="float" office:value="4.56" calcext:value-type="float">
            <text:p>4.56</text:p>
          </table:table-cell>
          <table:table-cell office:value-type="string" calcext:value-type="string">
            <text:p>_</text:p>
          </table:table-cell>
          <table:table-cell table:number-columns-repeated="3"/>
        </table:table-row>
        <table:table-row table:style-name="ro1">
          <table:table-cell office:value-type="float" office:value="20231104" calcext:value-type="float">
            <text:p>20231104</text:p>
          </table:table-cell>
          <table:table-cell office:value-type="string" calcext:value-type="string">
            <text:p>Test9</text:p>
          </table:table-cell>
          <table:table-cell office:value-type="float" office:value="12" calcext:value-type="float">
            <text:p>12</text:p>
          </table:table-cell>
          <table:table-cell office:value-type="string" calcext:value-type="string">
            <text:p>_</text:p>
          </table:table-cell>
          <table:table-cell table:number-columns-repeated="3"/>
        </table:table-row>
        <table:table-row table:style-name="ro1">
          <table:table-cell office:value-type="float" office:value="20210105" calcext:value-type="float">
            <text:p>20210105</text:p>
          </table:table-cell>
          <table:table-cell office:value-type="string" calcext:value-type="string">
            <text:p>Test10</text:p>
          </table:table-cell>
          <table:table-cell office:value-type="float" office:value="3" calcext:value-type="float">
            <text:p>3</text:p>
          </table:table-cell>
          <table:table-cell office:value-type="string" calcext:value-type="string">
            <text:p>_</text:p>
          </table:table-cell>
          <table:table-cell/>
          <table:table-cell office:value-type="string" calcext:value-type="string">
            <text:p><text:s/></text:p>
          </table:table-cell>
          <table:table-cell/>
        </table:table-row>
      </table:table>
      <table:named-expressions/>
      <table:database-ranges>
        <table:database-range table:name="__Anonymous_Sheet_DB__0" table:target-range-address="Sheet1.A3:Sheet1.D17"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26T23:09:21.010724504</dc:date>
    <meta:editing-duration>P11DT15H21M51S</meta:editing-duration>
    <meta:editing-cycles>1030</meta:editing-cycles>
    <meta:generator>LibreOffice/7.4.2.3$MacOSX_X86_64 LibreOffice_project/382eef1f22670f7f4118c8c2dd222ec7ad009daf</meta:generator>
    <meta:document-statistic meta:table-count="2" meta:cell-count="123"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ub SortByDate
  Dim oSheet
  Dim oRange
  Dim oSortFields(0) as new com.sun.star.util.SortField
  Dim oSortDesc(0) as new com.sun.star.beans.PropertyValue

  oSheet = ThisComponent.Sheets(0)

  REM Set the range on which to sort
  oRange = oSheet.getCellRangeByName("A3:D17")

  REM Sort by the Quiz #1 field in the range
  oSortFields(0).Field = 0
  oSortFields(0).SortAscending = True
  oSortFields(0).FieldType = com.sun.star.util.SortFieldType.NUMERIC

  REM Sort by the Quiz #2 field in the range
rem  oSortFields(1).Field = 5
rem  oSortFields(1).SortAscending = True
rem  oSortFields(1).FieldType = com.sun.star.util.SortFieldType.ALPHANUMERIC

  REM Set the sort fields to use
  oSortDesc(0).Name = "SortFields"
  oSortDesc(0).Value = oSortFields()
  
  REM Now sort the range!
  oRange.Sort(oSortDesc())
End Sub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8 08:16:32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Memory that contains: Descriptor of the current sheet
	sheetStringByName As String		REM Memory that contains: Sheet name
	sheetCelName As String			REM Memory that contains: Sheet cell name
	cellAddress As Object			REM Memory that contains: Cell address descriptor
	Col As Double					REM Memory that contains: Column cell coordinate
	Row As Double					REM Memory that contains: Row cell ccordinate
	maxRow As Double				REM Memory that contains: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Memory that contains the descriptors used to make final calculus
	Dim myCelPos As New TCelPos						REM Memory that contains the pointer to gather info to help to calculate column
	Dim cellAddress As Object						REM Memory that contains value
	Dim i, k As Integer 							REM Memory that contains counter
	Dim tc 											REM Memory that contains Type Cellule
	Dim st 											REM Memory that contains String Cellule
	Dim extra As String 							REM Memory that contains for error declaration    

	Dim sheets As Object							REM Memory that contains current sheets
	Dim sheet As Object								REM Memory that contains sheet by name desccriptor

	sheets = ThisComponent.Sheets					REM We get curent sheets descriptor
	sheet = sheets.getByName(sheetStringByName)		REM From shhets we get the sheet descriptor where we want to process calculus

	SortByDate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Memory that contains error message
    
    errTitle = "Error "&amp; Err &amp;" at line "&amp; Erl &amp;" in "_
    				&amp; Err.Source					REM We declare error string message
    MsgBox Err.Description, MB_ICONEXCLAMATION, _
    				errTitle						REM We print in a message box error message 
	Stop
	Exit Function
End Function

REM We calculate the summup of a given column
Sub ColumnSummup(celPos As Object,sheetStringByName As String, strColByName As String, strRes As String)
    On Local Error GoTo ErrorBothFieldsValues	REM Error to raise in case of an error meet two values same row two columns

	Dim x As Double 										 REM Memory that contains summup column value from celPos.Row to celPos.maxRow
	Dim i as Integer 										 REM Memory that contains current Row
	Dim u As Double 										 REM Memory that contains the cell value from tuple (Column,Row)
	Dim oCell, oSheet As Object 							 REM Memory that contains descriptors
	Dim s
	Dim c
	Dim extra As String 									 REM Memory that contains for error declaration    

	x = 0 													 REM Summup of Asset and Posive columns after respective summups												 REM Memory that contains the sum of the given column
	i = celPos.Row 											 REM Initialise current Row
	oSheet = celPos.descMySheet 							 REM Descriptor Sheet where everything will occurs

 	Do While i &lt; celPos.maxRow
		REM v = oSheet.getCellByPosition(celPos.Col + 1,i).getType
		If strComp(strColByName,"Asset") = 0 Then
			s = oSheet.getCellByPosition(celPos.Col + 1,i).String
			If IsNumeric(oSheet.getCellByPosition(celPos.Col,i).String) AND Not (s = "_") Then
				extra = "Check next column value. This is an intended user-defined error unwanted format value. Current value is [" &amp; oSheet.getCellByPosition(celPos.Col+1,i).String &amp; "]"
				Err.Source = oSheet.getCellByPosition(celPos.Col,i).AbsoluteName
				Err.Raise(4097, Description:=extra, Error(4097))
			End If
		ElseIf strComp(strColByName,"Passive") = 0 Then
			s = oSheet.getCellByPosition(celPos.Col - 1,i).String
			If IsNumeric(oSheet.getCellByPosition(celPos.Col,i).String) AND Not (s = "_") Then
				extra = "Check next column value. This is an intended user-defined error unwanted format value. Current value is [" &amp; oSheet.getCellByPosition(celPos.Col-1,i).String &amp; "]"
				Err.Source = oSheet.getCellByPosition(celPos.Col,i).AbsoluteName
				Err.Raise(4097, Description:=extra, Error(4097))
			End If
		End If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CharHeight = 10
		oCell.value = -x									 REM If passive we revert value and put it in a gicen name cell
	Else
		oCell.CharHeight = 10
 		oCell.value = x										 REM  If not passive we revert value and put it in a gicen name cell
	End if
	Exit Sub
    REM ------------------------------------------------------------------
ErrorBothFieldsValues:
	Dim errTitle As String 							REM Memory that contains error message
    
    errTitle = "MY Error "&amp; Err &amp;" at line "&amp; Erl &amp;" in "_
    				&amp; Err.Source					REM We declare error string message
    MsgBox Err.Description, MB_ICONEXCLAMATION, _
    				errTitle						REM We print in a message box error message 
	Stop
	Exit Sub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8 08:17:35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Memory that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Memory that contains: message eror
	
    errTitle = "Error " &amp; Err &amp; " at line " &amp; Erl &amp;" in " _
    				&amp; Err.Source						 	 REM Format error message to be
    MsgBox Err.Description, MB_ICONEXCLAMATION, errTitle	 REM Printed in a message box
    Exit Sub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Dim sheetName As String REM We store in that memory sheet name from the given list
	Dim oDoc As Object 		REM Memory that contains the descriptor of the current document
	Dim oSheet As Object	REM Memory that contains the descriptor of a given sheet
	Dim nSheets As Long		REM Memory that contains the number of element in the list (from the current document)
	Dim numSheet As Integer
	
	oDoc = ThisComponent REM We get the address (or descriptor) of current
	nSheets = oDoc.Sheets.Count() REM We calculate number of sheets to parse
	numSheet = 0
	While numSheet &lt; nSheets
		oSheet = oDoc.Sheets(numSheet)
		sheetName = oSheet.GetName()

		CalcSheet(sheetName)
		numSheet = numSheet + 1
	Wend REM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